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lal Green</text:p>
      <text:p text:style-name="Standard">Is322 Hw2</text:p>
      <text:p text:style-name="Standard">Professor Keith Williams</text:p>
      <text:p text:style-name="Standard"/>
      <text:p text:style-name="Standard"/>
      <text:p text:style-name="Standard"/>
      <text:p text:style-name="P1"><text:tab/><text:tab/>Wireframe Mockups: Audience and Purpose</text:p>
      <text:p text:style-name="P1"/>
      <text:p text:style-name="P2"><text:tab/>The website I choose to render responsive is ironically <text:a xlink:type="simple" xlink:href="http://www.njit.edu/">www.njit.edu</text:a>. The audience of this website is predominately NJIT students and of course prospective students. This website is meant to be #1 authenticated source for and official NJIT information. Is is free of clutter, intuitive and best of all snazzy.</text:p>
      <text:p text:style-name="P2"><text:tab/>Attached are the 4 wireframe mockups one for each of the following: mobile(smartphone), tablet(portrait view), tablet(landscape view), and finally a desktop 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23:31:50</meta:creation-date>
    <dc:date>2013-02-25T23:39:47</dc:date>
    <meta:editing-duration>P0D</meta:editing-duration>
    <meta:editing-cycles>1</meta:editing-cycles>
    <meta:document-statistic meta:table-count="0" meta:image-count="0" meta:object-count="0" meta:page-count="1" meta:paragraph-count="6" meta:word-count="83" meta:character-count="561" meta:non-whitespace-character-count="480"/>
    <meta:generator>LibreOffice/3.5$Linux_x86 LibreOffice_project/350m1$Build-2</meta:generator>
  </office:meta>
</office:document-meta>
</file>